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color="#000000" draw:fill="none" draw:textarea-vertical-align="middle"/>
    </style:style>
    <style:style style:name="gr2" style:family="graphic" style:parent-style-name="standard">
      <style:graphic-properties draw:fill="gradient" draw:fill-gradient-name="Tango_20_Gray" draw:gradient-step-count="0" draw:textarea-horizontal-align="justify" draw:textarea-vertical-align="middle" draw:auto-grow-height="false" fo:min-height="2.163cm" fo:min-width="3.818cm" draw:shadow="visible"/>
    </style:style>
    <style:style style:name="gr3" style:family="graphic" style:parent-style-name="standard">
      <style:graphic-properties draw:fill="gradient" draw:fill-gradient-name="Tango_20_Blue" draw:gradient-step-count="0" draw:textarea-horizontal-align="justify" draw:textarea-vertical-align="middle" draw:auto-grow-height="false" fo:min-height="2.163cm" fo:min-width="3.818cm" draw:shadow="visible"/>
    </style:style>
    <style:style style:name="gr4" style:family="graphic" style:parent-style-name="standard">
      <style:graphic-properties draw:fill="gradient" draw:fill-gradient-name="Sunset" draw:gradient-step-count="0" draw:textarea-horizontal-align="justify" draw:textarea-vertical-align="middle" draw:auto-grow-height="false" fo:min-height="2.163cm" fo:min-width="3.818cm" draw:shadow="visible"/>
    </style:style>
    <style:style style:name="gr5" style:family="graphic" style:parent-style-name="standard">
      <style:graphic-properties svg:stroke-color="#000000" draw:marker-end="Double_20_Arrow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6.572cm"/>
    </style:style>
    <style:style style:name="gr8" style:family="graphic" style:parent-style-name="standard">
      <style:graphic-properties draw:fill="gradient" draw:fill-gradient-name="Tango_20_Orange" draw:gradient-step-count="0" draw:textarea-horizontal-align="justify" draw:textarea-vertical-align="middle" draw:auto-grow-height="false" fo:min-height="2.163cm" fo:min-width="3.818cm" draw:shadow="visible"/>
    </style:style>
    <style:style style:name="gr9" style:family="graphic" style:parent-style-name="standard">
      <style:graphic-properties draw:stroke="solid" draw:stroke-dash="Fine_20_Dashed" svg:stroke-color="#000000" draw:marker-end="Double_20_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7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8.46cm"/>
    </style:style>
    <style:style style:name="gr14" style:family="graphic" style:parent-style-name="standard">
      <style:graphic-properties draw:fill="gradient" draw:fill-gradient-name="Purple_20_Haze" draw:gradient-step-count="0" draw:textarea-horizontal-align="justify" draw:textarea-vertical-align="middle" draw:auto-grow-height="false" fo:min-height="2.163cm" fo:min-width="3.818cm" draw:shadow="visible"/>
    </style:style>
    <style:style style:name="gr15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2.163cm" fo:min-width="3.818cm" draw:shadow="visible"/>
    </style:style>
    <style:style style:name="gr16" style:family="graphic" style:parent-style-name="standard">
      <style:graphic-properties draw:stroke="none" draw:fill="none" fo:min-height="0.766cm"/>
    </style:style>
    <style:style style:name="gr17" style:family="graphic" style:parent-style-name="objectwithoutfill">
      <style:graphic-properties svg:stroke-color="#000000" draw:marker-start="Double_20_Arrow" draw:marker-end="Double_20_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Tango_20_Gray" draw:gradient-step-count="0"/>
      <style:paragraph-properties fo:text-align="center"/>
    </style:style>
    <style:style style:name="P4" style:family="paragraph">
      <loext:graphic-properties draw:fill="gradient" draw:fill-gradient-name="Tango_20_Blue" draw:gradient-step-count="0"/>
      <style:paragraph-properties fo:text-align="center"/>
    </style:style>
    <style:style style:name="P5" style:family="paragraph">
      <loext:graphic-properties draw:fill="gradient" draw:fill-gradient-name="Sunset" draw:gradient-step-count="0"/>
      <style:paragraph-properties fo:text-align="center"/>
    </style:style>
    <style:style style:name="P6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gradient" draw:fill-gradient-name="Tango_20_Orange" draw:gradient-step-count="0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color="#ffffff"/>
    </style:style>
    <style:style style:name="P12" style:family="paragraph">
      <loext:graphic-properties draw:fill="gradient" draw:fill-gradient-name="Purple_20_Haze" draw:gradient-step-count="0"/>
      <style:paragraph-properties fo:text-align="center"/>
      <style:text-properties fo:color="#ffffff"/>
    </style:style>
    <style:style style:name="P13" style:family="paragraph">
      <style:paragraph-properties fo:text-align="center"/>
      <style:text-properties fo:color="#000000"/>
    </style:style>
    <style:style style:name="P14" style:family="paragraph">
      <loext:graphic-properties draw:fill="gradient" draw:fill-gradient-name="gradient" draw:gradient-step-count="0"/>
      <style:paragraph-properties fo:text-align="center"/>
      <style:text-properties fo:color="#000000"/>
    </style:style>
    <style:style style:name="P15" style:family="paragraph">
      <loext:graphic-properties draw:fill="none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542cm" svg:y1="15.097cm" svg:x2="16.875cm" svg:y2="19.923cm">
          <text:p/>
        </draw:line>
        <draw:line draw:style-name="gr1" draw:text-style-name="P1" draw:layer="layout" svg:x1="4.556cm" svg:y1="12.812cm" svg:x2="16.875cm" svg:y2="19.796cm">
          <text:p/>
        </draw:line>
        <draw:line draw:style-name="gr1" draw:text-style-name="P1" draw:layer="layout" svg:x1="9.001cm" svg:y1="5.826cm" svg:x2="16.875cm" svg:y2="19.923cm">
          <text:p/>
        </draw:line>
        <draw:custom-shape draw:style-name="gr2" draw:text-style-name="P3" xml:id="id1" draw:id="id1" draw:layer="layout" svg:width="4.318cm" svg:height="2.413cm" svg:x="6.08cm" svg:y="3.286cm">
          <text:p text:style-name="P2">site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318cm" svg:height="2.413cm" svg:x="11.541cm" svg:y="7.731cm">
          <text:p text:style-name="P2">pubtool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4.318cm" svg:height="2.413cm" svg:x="18.272cm" svg:y="12.557cm">
          <text:p text:style-name="P2">view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8.239cm" svg:y1="5.699cm" svg:x2="13.7cm" svg:y2="7.731cm" draw:start-shape="id1" draw:start-glue-point="2" draw:end-shape="id2" svg:d="M8239 5699v1115h5461v917" svg:viewBox="0 0 5462 2033">
          <text:p/>
        </draw:connector>
        <draw:connector draw:style-name="gr5" draw:text-style-name="P2" draw:layer="layout" svg:x1="15.859cm" svg:y1="8.937cm" svg:x2="20.431cm" svg:y2="12.557cm" draw:start-shape="id2" draw:start-glue-point="1" draw:end-shape="id3" draw:end-glue-point="0" svg:d="M15859 8937h4572v3620" svg:viewBox="0 0 4573 3621">
          <text:p/>
        </draw:connector>
        <draw:g>
          <draw:line draw:style-name="gr6" draw:text-style-name="P1" draw:layer="layout" svg:x1="24.241cm" svg:y1="8.816cm" svg:x2="24.241cm" svg:y2="11.287cm">
            <text:p/>
          </draw:line>
          <draw:frame draw:style-name="gr7" draw:text-style-name="P6" draw:layer="layout" svg:width="7.072cm" svg:height="2.471cm" svg:x="24.408cm" svg:y="8.816cm">
            <draw:text-box>
              <text:p><text:span text:style-name="T1">Each `pubtool` has an</text:span></text:p>
              <text:p><text:span text:style-name="T1">associated set of views</text:span></text:p>
              <text:p><text:span text:style-name="T1">Each view == a data </text:span><text:span text:style-name="T1">structure</text:span></text:p>
              <text:p><text:span text:style-name="T1">e.g LIST,DETAIL,EDIT</text:span></text:p>
            </draw:text-box>
          </draw:frame>
        </draw:g>
        <draw:custom-shape draw:style-name="gr8" draw:text-style-name="P7" xml:id="id4" draw:id="id4" draw:layer="layout" svg:width="4.318cm" svg:height="2.413cm" svg:x="2.27cm" svg:y="11.922cm">
          <text:p text:style-name="P2">conten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6.08cm" svg:y1="4.492cm" svg:x2="4.429cm" svg:y2="11.922cm" draw:start-shape="id1" draw:start-glue-point="3" draw:end-shape="id4" svg:d="M6080 4492h-1651v7430" svg:viewBox="0 0 1652 7431">
          <text:p/>
        </draw:connector>
        <draw:connector draw:style-name="gr5" draw:text-style-name="P2" draw:layer="layout" svg:x1="13.7cm" svg:y1="10.144cm" svg:x2="6.588cm" svg:y2="13.128cm" draw:start-shape="id2" draw:start-glue-point="2" draw:end-shape="id4" draw:end-glue-point="1" svg:d="M13700 10144v2984h-7112" svg:viewBox="0 0 7113 2985">
          <text:p/>
        </draw:connector>
        <draw:frame draw:style-name="gr10" draw:text-style-name="P9" draw:layer="layout" svg:width="3.567cm" svg:height="0.878cm" svg:x="4.556cm" svg:y="6.842cm">
          <draw:text-box>
            <text:p text:style-name="P8"><text:span text:style-name="T2">site_site</text:span><text:span text:style-name="T2">_id</text:span></text:p>
          </draw:text-box>
        </draw:frame>
        <draw:frame draw:style-name="gr11" draw:text-style-name="P9" draw:layer="layout" svg:width="5.743cm" svg:height="0.878cm" svg:x="13.954cm" svg:y="10.779cm">
          <draw:text-box>
            <text:p text:style-name="P8"><text:span text:style-name="T2">pub</text:span><text:span text:style-name="T2">tool</text:span><text:span text:style-name="T2">_pu</text:span><text:span text:style-name="T2">bto</text:span><text:span text:style-name="T2">ol_i</text:span><text:span text:style-name="T2">d</text:span></text:p>
          </draw:text-box>
        </draw:frame>
        <draw:frame draw:style-name="gr12" draw:text-style-name="P10" draw:layer="layout" svg:width="11.327cm" svg:height="0.962cm" svg:x="14.335cm" svg:y="1.635cm">
          <draw:text-box>
            <text:p><text:span text:style-name="T3">Expressive </text:span><text:span text:style-name="T3">API Data </text:span><text:span text:style-name="T3">Structure</text:span></text:p>
          </draw:text-box>
        </draw:frame>
        <draw:g>
          <draw:g>
            <draw:line draw:style-name="gr6" draw:text-style-name="P1" draw:layer="layout" svg:x1="18.145cm" svg:y1="5.202cm" svg:x2="18.145cm" svg:y2="7.107cm">
              <text:p/>
            </draw:line>
            <draw:frame draw:style-name="gr13" draw:text-style-name="P6" draw:layer="layout" svg:width="8.96cm" svg:height="1.916cm" svg:x="18.329cm" svg:y="5.191cm">
              <draw:text-box>
                <text:p><text:span text:style-name="T1">Each `site` has </text:span><text:span text:style-name="T1">an</text:span></text:p>
                <text:p><text:span text:style-name="T1">associated set </text:span><text:span text:style-name="T1">of pubtools</text:span></text:p>
                <text:p><text:span text:style-name="T1">e.g. </text:span><text:span text:style-name="T1">ARTICLES,LINK</text:span><text:span text:style-name="T1">S</text:span></text:p>
              </draw:text-box>
            </draw:frame>
          </draw:g>
        </draw:g>
        <draw:custom-shape draw:style-name="gr14" draw:text-style-name="P12" xml:id="id5" draw:id="id5" draw:layer="layout" svg:width="4.318cm" svg:height="2.413cm" svg:x="2.651cm" svg:y="19.923cm">
          <text:p text:style-name="P11"><text:span text:style-name="T4">us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6" draw:id="id6" draw:layer="layout" svg:width="4.318cm" svg:height="2.413cm" svg:x="8.239cm" svg:y="15.986cm">
          <text:p text:style-name="P13"><text:span text:style-name="T5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938cm" svg:y1="10.144cm" svg:x2="17.002cm" svg:y2="20.177cm">
          <text:p/>
        </draw:line>
        <draw:frame draw:style-name="gr16" draw:text-style-name="P15" draw:layer="layout" svg:width="8.201cm" svg:height="1.016cm" svg:x="13.954cm" svg:y="16.24cm">
          <draw:text-box>
            <text:p><text:span text:style-name="T2">xxx_permissions_tag</text:span></text:p>
          </draw:text-box>
        </draw:frame>
        <draw:custom-shape draw:style-name="gr15" draw:text-style-name="P14" xml:id="id7" draw:id="id7" draw:layer="layout" svg:width="4.318cm" svg:height="2.413cm" svg:x="14.956cm" svg:y="19.86cm">
          <text:p text:style-name="P13"><text:span text:style-name="T5">per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4.81cm" svg:y1="19.923cm" svg:x2="8.239cm" svg:y2="17.192cm" draw:start-shape="id5" draw:start-glue-point="0" draw:end-shape="id6" draw:end-glue-point="3" svg:d="M4810 19923v-2731h3429" svg:viewBox="0 0 3430 2732">
          <text:p/>
        </draw:connector>
        <draw:connector draw:style-name="gr17" draw:text-style-name="P1" draw:layer="layout" svg:x1="10.398cm" svg:y1="18.399cm" svg:x2="14.956cm" svg:y2="21.066cm" draw:start-shape="id6" draw:start-glue-point="2" draw:end-shape="id7" draw:end-glue-point="3" svg:d="M10398 18399v2667h4558" svg:viewBox="0 0 4559 26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urple_20_Haze" draw:display-name="Purple Haze" draw:style="linear" draw:start-color="#660066" draw:end-color="#ff8080" draw:start-intensity="100%" draw:end-intensity="100%" draw:angle="450" draw:border="0%"/>
    <draw:gradient draw:name="Sun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gradient" draw:style="linear" draw:start-color="#fffbcc" draw:end-color="#fff450" draw:start-intensity="100%" draw:end-intensity="100%" draw:angle="30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09:23:40.929750985</meta:creation-date>
    <dc:date>2019-02-04T20:53:24.942661167</dc:date>
    <meta:editing-duration>PT21M16S</meta:editing-duration>
    <meta:editing-cycles>5</meta:editing-cycles>
    <meta:generator>LibreOffice/6.0.7.3$Linux_X86_64 LibreOffice_project/00m0$Build-3</meta:generator>
    <meta:document-statistic meta:object-count="28"/>
  </office:meta>
</office:document-meta>
</file>